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3cced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3cced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3cced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3cced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مُزَّمِّل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يَـٰٓأَيُّهَا </text:span><text:span text:style-name="T5">۰</text:span><text:span text:style-name="T2">لْمُزَّمِّلُ قُمِ </text:span><text:span text:style-name="T5">۱</text:span><text:span text:style-name="T2">ليْـلَ إِلاَّ قَلِيلًا </text:span><text:span text:style-name="T3">(1)</text:span><text:span text:style-name="T2"> نِّصْفَهُ; أَوُ </text:span><text:span text:style-name="T5">۶</text:span><text:span text:style-name="T2">نقُـصْ مِنْهُ قَلِيلٗا </text:span><text:span text:style-name="T3">(2)</text:span><text:span text:style-name="T2"> اَوْ زۣدْ عَلَيْهِ وَرَتِّـلِ </text:span><text:span text:style-name="T5">۱</text:span><text:span text:style-name="T2">لْقُرْءَانَ تَرْتِيلٗؐا </text:span><text:span text:style-name="T3">(3)</text:span><text:span text:style-name="T2"> اِنَّا سَنُلْقِى عَلَيْــكَ قَوْلًا ثَقِيلٗؐا </text:span><text:span text:style-name="T3">(4)</text:span><text:span text:style-name="T2"> اِنَّ نَاشِيؕةَ </text:span><text:span text:style-name="T5">۰</text:span><text:span text:style-name="T2">ليْلِ هِيَ أَشَدُّ وَطْـٔاً وَأَقْوَمُ قِيلٗؐا</text:span></text:p>
      <text:p text:style-name="P3" loext:marker-style-name="T2"/>
      <text:p text:style-name="P4" loext:marker-style-name="T2"><text:span text:style-name="T2">600</text:span></text:p>
      <text:p text:style-name="P2" loext:marker-style-name="T2"><text:span text:style-name="T3">(5)</text:span><text:span text:style-name="T2"> اِنَّ لَكَ فِى </text:span><text:span text:style-name="T5">۱</text:span><text:span text:style-name="T2">لنَّهۭارۣ سَبْحاً طَوۣيلًؐا </text:span><text:span text:style-name="T3">(6)</text:span><text:span text:style-name="T2"> وَاذْكُرۣ 'سْمَ رَبِّكَ وَتَبَتَّلِ اِلَيْهِ تَبْتِيلًؐا </text:span><text:span text:style-name="T3">(7)</text:span><text:span text:style-name="T2"> رَّبُّ </text:span><text:span text:style-name="T5">۴</text:span><text:span text:style-name="T2">لْمَشْرۣقِ وَالْمَغْرۣبِؐ لآَ إِچَهَ إِلاَّ هُوَؐ فَاتَّخِذْهُ وَكِيلًؐا </text:span><text:span text:style-name="T3">(8)</text:span><text:span text:style-name="T2"> وَاصْبِرْ عَلَــيٰ مَا يَقُولُونَؐ وَاهْجُرْهُمْ هَجْراً جَمِيلًؐا </text:span><text:span text:style-name="T3">(9)</text:span><text:span text:style-name="T2"> وَذَرْنِى وَالْمُكَذِّبِينَ ٱُوْلِى </text:span><text:span text:style-name="T5">۱</text:span><text:span text:style-name="T2">لنَّعْمَةِ وَمَهِّلْهُمْ قَلِيلٗؐا </text:span><text:span text:style-name="T3">(10)</text:span><text:span text:style-name="T2"> اِنَّ لَدَيْنَآ أَنكَالًا وَجَحِيماً </text:span><text:span text:style-name="T3">(11)</text:span><text:span text:style-name="T2"> وَطَعَاماً ذَا غُصَّةٍ وَعَذَاباٗ اَلِيماً </text:span><text:span text:style-name="T3">(12)</text:span><text:span text:style-name="T2"> يَوْمَ تَرْجُفُ </text:span><text:span text:style-name="T5">۴</text:span><text:span text:style-name="T2">لاَرْضُ وَالْجِبَالُ وَكَانَتِ </text:span><text:span text:style-name="T5">۱</text:span><text:span text:style-name="T2">لْجِبَالُ كَثِيباً مَّهِيلٗؐا </text:span><text:span text:style-name="T3">(13)</text:span><text:span text:style-name="T2"> اِنَّـآ أَرْسَلْنَآ إِلَيْكُمْ رَسُولًا شَـٰهِداٗ عَلَيْكُمْ كَمَآ أَرْسَلْنَآ إِلَيٰ فِرْعَوْنَ رَسُولًا </text:span><text:span text:style-name="T3">(14)</text:span><text:span text:style-name="T2"> فَعَصۭيٰ فِرْعَوْنُ </text:span><text:span text:style-name="T5">۴</text:span><text:span text:style-name="T2">لرَّسُولَ فَأَخَذْنَـٰهُ أَخْذاً وَبِيلًؐا </text:span><text:span text:style-name="T3">(15)</text:span><text:span text:style-name="T2"> فَكَيْفَ تَتَّقُونَ إِن كَفَرْتُمْ يَوْماً يَجْعَلُ </text:span><text:span text:style-name="T5">۴</text:span><text:span text:style-name="T2">لْوۣلْدَ؛نَ شِيباٗ </text:span><text:span text:style-name="T5">۱</text:span><text:span text:style-name="T2">لسَّمَآءُ مُنفَطِرٛ بِهِؐ” كَانَ وَعْدُهُ„ مَفْعُولٗؐا </text:span><text:span text:style-name="T3">(16)</text:span><text:span text:style-name="T2"> اِنَّ هَـٰذِهِ” تَذْكِرَةٌؐ فَمَــن شَآءَ "تَّخَذَ إِلَيٰ رَبِّهِ” سَبِيلٗؐا </text:span><text:span text:style-name="T3">(17)</text:span><text:span text:style-name="T2"> © اِنَّ رَبَّكَ يَعْلَمُ أَنَّكَ تَقُومُ أَدْنۭـيٰ مِن ثُلُثَيِ </text:span><text:span text:style-name="T5">۱</text:span><text:span text:style-name="T2">ليْلِ وَنِصْفِهِ” وَثُلُثِهِ” وَطَآئِفَةٌ مِّنَ </text:span><text:span text:style-name="T5">۰</text:span><text:span text:style-name="T2">لذِيــنَ مَعَكَؐ وَاللَّهُ يُقَدِّرُ </text:span><text:span text:style-name="T5">۴</text:span><text:span text:style-name="T2">ليْلَ وَالنَّهَارَؐ عَلِمَ أَن لَّن</text:span></text:p>
      <text:p text:style-name="P3" loext:marker-style-name="T2"/>
      <text:p text:style-name="P4" loext:marker-style-name="T2"><text:span text:style-name="T2">601</text:span></text:p>
      <text:p text:style-name="P2" loext:marker-style-name="T2"><text:span text:style-name="T2">تُحْصُوهُ فَتَابَ عَلَيْكُمْؐ فَاقْرَءُواْ مَا تَيَسَّرَ مِنَ </text:span><text:span text:style-name="T5">۰</text:span><text:span text:style-name="T2">لْقُرْءَانِؐ عَلِمَ أَن سَيَكُونُ مِنكُم مَّرْضۭيٰ وَءَاخَرُونَ يَضْرۣبُونَ فِى </text:span><text:span text:style-name="T5">۱</text:span><text:span text:style-name="T2">لاَرْضِ يَبْتَغُونَ مِن فَضْـلِ </text:span><text:span text:style-name="T5">۱</text:span><text:span text:style-name="T2">للَّهِ وَءَاخَرُونَ يُقَـٰتِلُونَ فِى سَبِيـلِ </text:span><text:span text:style-name="T5">۱</text:span><text:span text:style-name="T2">للَّهِؐ فَاقْرَءُواْ مَا تَيَسَّرَ مِنْهُؐ وَأَقِيمُواْ </text:span><text:span text:style-name="T5">۴</text:span><text:span text:style-name="T2">لصَّلَوٰةَ وَءَاتُواْ </text:span><text:span text:style-name="T5">۴</text:span><text:span text:style-name="T2">لزَّكَوٰةَؐ وَأَقْرۣضُواْ </text:span><text:span text:style-name="T5">۴</text:span><text:span text:style-name="T2">للَّهَ قَرْضاٗ حَسَناًؐ وَمَا تُقَدِّمُواْ لَأِنفُسِكُم مِّنْ خَيْرٍ تَجِدُوهُ عِندَ </text:span><text:span text:style-name="T5">۰</text:span><text:span text:style-name="T2">للَّهِ هُوَ خَيْراً وَأَعْظَمَ أَجْراًؐ وَاسْتَغْفِرُواْ </text:span><text:span text:style-name="T5">۴</text:span><text:span text:style-name="T2">للَّهَؐ إِنننَّ </text:span><text:span text:style-name="T5">۰</text:span><text:span text:style-name="T2">للَّهَ غَفُورٌ رَّحِيمٌ </text:span><text:span text:style-name="T3">(18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8:32.744272768</meta:creation-date>
    <dc:date>2025-03-03T14:28:42.934407358</dc:date>
    <meta:editing-duration>PT12S</meta:editing-duration>
    <meta:editing-cycles>1</meta:editing-cycles>
    <meta:document-statistic meta:table-count="0" meta:image-count="0" meta:object-count="0" meta:page-count="3" meta:paragraph-count="6" meta:word-count="226" meta:character-count="1203" meta:non-whitespace-character-count="982"/>
    <meta:generator>LibreOffice/24.8.2.1$Linux_X86_64 LibreOffice_project/0f794b6e29741098670a3b95d60478a65d05ef13</meta:generator>
  </office:meta>
</office:document-meta>
</file>